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Info.getRe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nfo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nfo.ReportInfo( Report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nfo.ReportInfo( Element reportElement , int dep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Info.setContentElement( Element conten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nfo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Info.ReportInfo( ReportType type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nfo.containsContentElement( String localName , Namespace namesp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Info.ReportInfo( ReportType type , int depth , DavPropertyNameSet property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Info.getContentElement(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Info.getContentElements( String localName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Info.get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